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05ba08" officeooo:paragraph-rsid="0005ba08"/>
    </style:style>
    <style:style style:name="P3" style:family="paragraph" style:parent-style-name="Text_20_body">
      <style:text-properties fo:font-size="16pt" officeooo:paragraph-rsid="0005ba08" style:font-size-asian="16pt" style:font-size-complex="16pt"/>
    </style:style>
    <style:style style:name="P4" style:family="paragraph" style:parent-style-name="Text_20_body">
      <style:text-properties fo:font-size="16pt" fo:font-weight="bold" officeooo:paragraph-rsid="0005ba08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5ba08" officeooo:paragraph-rsid="0005ba08" style:font-size-asian="24pt" style:font-size-complex="24pt"/>
    </style:style>
    <style:style style:name="P6" style:family="paragraph" style:parent-style-name="Heading_20_2">
      <style:text-properties officeooo:rsid="0005ba08" officeooo:paragraph-rsid="0005ba08"/>
    </style:style>
    <style:style style:name="P7" style:family="paragraph" style:parent-style-name="Heading_20_2">
      <style:paragraph-properties fo:text-align="center" style:justify-single-word="false"/>
      <style:text-properties fo:font-size="24pt" officeooo:rsid="0005ba08" officeooo:paragraph-rsid="0005ba08" style:font-size-asian="24pt" style:font-size-complex="24pt"/>
    </style:style>
    <style:style style:name="P8" style:family="paragraph" style:parent-style-name="Heading_20_2">
      <style:text-properties fo:font-size="15pt" officeooo:rsid="0005ba08" officeooo:paragraph-rsid="0005ba08" style:font-size-asian="15pt" style:font-size-complex="15pt"/>
    </style:style>
    <style:style style:name="T1" style:family="text">
      <style:text-properties officeooo:rsid="0005ba08"/>
    </style:style>
    <style:style style:name="T2" style:family="text">
      <style:text-properties fo:font-weight="bold" officeooo:rsid="0005ba08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/>
      <text:h text:style-name="P6" text:outline-level="2"/>
      <text:h text:style-name="P7" text:outline-level="2">Projekt zespołowy</text:h>
      <text:p text:style-name="P5"/>
      <text:h text:style-name="P6" text:outline-level="2">Tytuł pracy: portal „Fotograf” - strona zrzeszająca fotografów i ich prace.</text:h>
      <text:p text:style-name="P2"/>
      <text:p text:style-name="P4"><text:span text:style-name="T1">Wykonawcy: </text:span></text:p>
      <text:p text:style-name="P3">Przemysław Tomasik, Damian Samsoniuk, Patryk Brzozowski, Ewa Gonera-Szwarc</text:p>
      <text:h text:style-name="P6" text:outline-level="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8" text:outline-level="2"><text:soft-page-break/>wykonawca: Damian Samsoniuk</text:h>
      <text:h text:style-name="P6" text:outline-level="2"/>
      <text:h text:style-name="P6" text:outline-level="2">Moduły które napisałem:</text:h>
      <text:p text:style-name="P2"/>
      <text:p text:style-name="P2"/>
      <text:list xml:id="list5281876528144225419" text:style-name="L1">
        <text:list-item>
          <text:p text:style-name="P1">Moduł logowania - panel w którym wpisuje sie login oraz haslo, haslo jest szyfrowane za pomoca algorytmu md5 nastepnie porownywane z haslem pobranym z bazy danych. Po zalogowaniu tworzona jest sesja a w niej wszystkie dane wybranego uzytkownika i jest przekierowywany na strone glowna.</text:p>
        </text:list-item>
        <text:list-item>
          <text:p text:style-name="P1">Modul rejestracji - panel formularzu posiada wszystkie dane np.login,haslo, miasto, ulice ... .Po wybraniu typu konta sa sprawdzane dane w bazie czy już nie istnieja (dotyczy loginu, emaila) a nastepnie tworzony insert uzytkownika a dodatkowo dla typu konta fotograf sa tworzone foldery na serwerze.</text:p>
        </text:list-item>
        <text:list-item>
          <text:p text:style-name="P1">Modul wyswietlanej listy fotografow - wyswietlana jest lista wszystkich fotografow wraz ze stronicowaniem dodatkowo jezeli zostanie podane slowo-klucz z wyszukiwarki nazwisk zostanie wyswietlona tylko czesc fotografow z slowem-kluczowym w nazwisku. Dodatkowo jest wyszukiwarka ktora wyszukuje fotografow po nazwisku lub miescie.</text:p>
        </text:list-item>
        <text:list-item>
          <text:p text:style-name="P1">Modul lista zamowien oraz usuwanie wybraych zamowien (usuwanie tylko dla fotografow) - lista zamowien wyswietlana dla obydwu typow kont z ta roznica, ze klient moze tylko wyswietlić informacje o zamowieniach pakietów ktore wyslal do fotografa natomiast nie moze ich usuwać ta mozliwosc ma tylko fotograf ktory dostal zamowienie. Zostala rozszerzona o dodatkowe opcje takie jak zmiana statusu, usuwanie, suma cen pakietow i odnosnik email oraz wyswietlana historia zamowien.</text:p>
        </text:list-item>
        <text:list-item>
          <text:p text:style-name="P1">Modul zamowienia - jest to formularz wyswietlany tylko w profilu fotografa dodatkowo pobiera do niego pakiety tylko wybranego fotografa i moga byc wybierane dowoli wszystkie lub zaden. Dane z formularza sa przesylane na serwer (do tabeli: skladowe_zamowien, zamowienia).</text:p>
        </text:list-item>
        <text:list-item>
          <text:p text:style-name="P1">Modul profil - pobiera dane z serwera i wyswietla opis, imie, nazwisko oraz pierwsze zdjecie z katalogu portfolio. </text:p>
        </text:list-item>
        <text:list-item>
          <text:p text:style-name="P1">Modul zmiana danych personalnych - Formularz wraz z aktualizacja wybranych przez uzytkownika danych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52:36.134505823</meta:creation-date>
    <dc:date>2016-01-15T15:57:22.866911918</dc:date>
    <meta:editing-duration>P0D</meta:editing-duration>
    <meta:editing-cycles>1</meta:editing-cycles>
    <meta:document-statistic meta:table-count="0" meta:image-count="0" meta:object-count="0" meta:page-count="2" meta:paragraph-count="13" meta:word-count="300" meta:character-count="2104" meta:non-whitespace-character-count="1822"/>
    <meta:generator>LibreOffice/4.2.8.2$Linux_X86_64 LibreOffice_project/420m0$Build-2</meta:generator>
  </office:meta>
</office:document-meta>
</file>